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2" style:family="paragraph" style:parent-style-name="Text_20_body" style:list-style-name="L2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3" style:family="paragraph" style:parent-style-name="Text_20_body" style:list-style-name="L3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4" style:family="paragraph" style:parent-style-name="Text_20_body" style:list-style-name="L4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5" style:family="paragraph" style:parent-style-name="Text_20_body" style:list-style-name="L5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6" style:family="paragraph" style:parent-style-name="Text_20_body">
      <style:paragraph-properties fo:margin-left="0in" fo:margin-right="0in" style:line-height-at-least="0.2291in" fo:widows="1" fo:text-indent="0in" style:auto-text-indent="false"/>
    </style:style>
    <style:style style:name="P7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8" style:family="paragraph" style:parent-style-name="Text_20_body" style:list-style-name="L1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9" style:family="paragraph" style:parent-style-name="Text_20_body" style:list-style-name="L2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0" style:family="paragraph" style:parent-style-name="Text_20_body" style:list-style-name="L3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1" style:family="paragraph" style:parent-style-name="Text_20_body" style:list-style-name="L4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2" style:family="paragraph" style:parent-style-name="Heading_20_3">
      <style:text-properties fo:font-variant="normal" fo:text-transform="none" fo:color="#000000" style:font-name="Helvetica Neue" fo:letter-spacing="normal" fo:font-style="normal"/>
    </style:style>
    <style:style style:name="P13" style:family="paragraph" style:parent-style-name="Heading_20_3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letter-spacing="normal" fo:font-style="normal"/>
    </style:style>
    <style:style style:name="P14" style:family="paragraph" style:parent-style-name="Heading_20_4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HASH TABLES</text:h>
      <text:p text:style-name="P6"/>
      <text:p text:style-name="P7"><text:span text:style-name="T1">Brute force approach</text:span>. All data is just a sequence of bits. Can treat key as a gigantic number and use it as an array index. Requires exponentially large amounts of memory.</text:p>
      <text:p text:style-name="P7"><text:span text:style-name="T1">Hashing</text:span>. Instead of using the entire key, represent entire key by a smaller value. In Java, we hash objects with a hashCode() method that returns an integer (32 bit) representation of the object.</text:p>
      <text:p text:style-name="P7"><text:span text:style-name="T1">hashCode() to index conversion</text:span>. To use hashCode() results as an index, we must convert the hashCode() to a valid index. Modulus does not work since hashCode may be negative. Taking the absolute value then the modulus also doesn't work since Math.abs(Integer.MIN_VALUE) is negative. We use hashCode &amp; 0x7FFFFFFF instead before taking the modulus.</text:p>
      <text:p text:style-name="P7"><text:span text:style-name="T1">Hash function</text:span>. Converts a key to a value between 0 and M-1. In Java, this means calling hashCode(), setting the sign bit to 0, then taking the modulus.</text:p>
      <text:p text:style-name="P7"><text:span text:style-name="T1">Designing good hash functions</text:span>. Requires a blending of sophisticated mathematics and clever engineering; beyond the scope of this course. Most important guideline is to use all the bits in the key. If hashCode() is known and easy to invert, adversary can design a sequence of inputs that result in everything being placed in one bin. Or if hashCode() is just plain bad, same thing can happen.</text:p>
      <text:p text:style-name="P7"><text:span text:style-name="T1">Uniform hashing assumption</text:span>. For our analyses below, we assumed that our hash function distributes all input data evenly across bins. This is a strong assumption and never exactly satisfied in practice.</text:p>
      <text:p text:style-name="P7"><text:span text:style-name="T1">Collision resolution</text:span>. Two philosophies for resolving collisions discussed in class: Separate chaining and 'open addressing'. We didn't use the term open addressing, but it's where you use empty array entries to handle collisions, e.g. linear probing.</text:p>
      <text:p text:style-name="P7"><text:span text:style-name="T1">Separate-chaining hash table</text:span>. Key-value pairs are stored in a linked list of nodes of length M. Hash function tells us which of these linked lists to use. Get and insert both require potentially scanning through entire list.</text:p>
      <text:p text:style-name="P7"><text:span text:style-name="T1">Resizing separate chaining hash tables</text:span>. Understand how resizing may lead to objects moving from one linked list to another. Primary goal is so that M is always proportional to N.</text:p>
      <text:p text:style-name="P7"><text:span text:style-name="T1">Performance of separate-chaining hash tables</text:span>. Cost of a given get, insert, or delete is given by number of entries in the linked list that must be examined.</text:p>
      <text:list xml:id="list7260388884828544000" text:style-name="L1">
        <text:list-item>
          <text:p text:style-name="P8">The expected amortized search and insert time (under uniform hashing assumption) is N / M, which is no larger than some constant (due to resizing).</text:p>
        </text:list-item>
        <text:list-item>
          <text:p text:style-name="P1">We note that the expected length of the largest bin is log N / log log N. This is far beyond the scope of the class. Grows slowly, but is not quite constant.</text:p>
        </text:list-item>
      </text:list>
      <text:p text:style-name="P7"><text:span text:style-name="T1">Linear-probing hash tables</text:span>. If the space that should be occupied by a key is already occupied by something else, try the space to the right. If that's occupied, go right more. Repeat. This philosophy <text:soft-page-break/>works for get and insert.</text:p>
      <text:p text:style-name="P7"><text:span text:style-name="T1">Performance of linear-probing hash tables</text:span>. As before, performance determined by number of entries in the key array that must be examined.</text:p>
      <text:list xml:id="list4875206284115864202" text:style-name="L2">
        <text:list-item>
          <text:p text:style-name="P9">If N / M is sufficiently small, the expected amortized search and insert time (under uniform hashing assumption) is a constant. For N / M = 0.5, expected cost of a search hit is 3/2 and expected cost of a search miss is 5/2. Once N / M becomes larger, cost grows. See Knuth's parking problem for more.</text:p>
        </text:list-item>
        <text:list-item>
          <text:p text:style-name="P2">The expected length of the longest cluster is Theta(log N). This is beyond the scope of the course.</text:p>
        </text:list-item>
      </text:list>
      <text:h text:style-name="P13" text:outline-level="3">Recommended Problems</text:h>
      <text:h text:style-name="P14" text:outline-level="4">C level</text:h>
      <text:list xml:id="list2769387142755651924" text:style-name="L3">
        <text:list-item>
          <text:p text:style-name="P10">Textbook 3.4.5</text:p>
        </text:list-item>
        <text:list-item>
          <text:p text:style-name="P3">Fall 2010 Midterm, #5, Fall 2012 Midterm, #6a</text:p>
        </text:list-item>
      </text:list>
      <text:h text:style-name="P14" text:outline-level="4">B level</text:h>
      <text:list xml:id="list1960947656170353990" text:style-name="L4">
        <text:list-item>
          <text:p text:style-name="P11">Textbook 3.4.13, 3.4.14</text:p>
        </text:list-item>
        <text:list-item>
          <text:p text:style-name="P11">Textbook 3.4.15</text:p>
        </text:list-item>
        <text:list-item>
          <text:p text:style-name="P11">Fall 2012 Midterm, #6b, Fall 2009 Midterm, #5</text:p>
        </text:list-item>
        <text:list-item>
          <text:p text:style-name="P4">Spring 2013 Midterm, #3b-#3d</text:p>
        </text:list-item>
      </text:list>
      <text:h text:style-name="P14" text:outline-level="4">A level</text:h>
      <text:list xml:id="list4274000620439199113" text:style-name="L5">
        <text:list-item>
          <text:p text:style-name="P5">Textbook 3.4.23, here R is the multiplicative factor (we used 31 in class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7S</meta:editing-duration>
    <meta:editing-cycles>3</meta:editing-cycles>
    <meta:generator>LibreOffice/4.3.5.2$Windows_x86 LibreOffice_project/3a87456aaa6a95c63eea1c1b3201acedf0751bd5</meta:generator>
    <dc:date>2015-01-20T14:41:29.992000000</dc:date>
    <meta:document-statistic meta:table-count="0" meta:image-count="0" meta:object-count="0" meta:page-count="2" meta:paragraph-count="28" meta:word-count="627" meta:character-count="3643" meta:non-whitespace-character-count="3055"/>
    <meta:user-defined meta:name="Info 1"/>
    <meta:user-defined meta:name="Info 2"/>
    <meta:user-defined meta:name="Info 3"/>
    <meta:user-defined meta:name="Info 4"/>
  </office:meta>
</office:document-meta>
</file>